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24">
      <style:paragraph-properties fo:text-align="center" fo:margin-left="0cm" fo:margin-right="0cm" fo:text-indent="0cm" fo:border="none"/>
      <style:text-properties/>
    </style:style>
    <style:style style:family="text" style:name="T58">
      <style:text-properties fo:font-size="18pt"/>
    </style:style>
    <style:style style:family="text" style:name="T59">
      <style:text-properties fo:font-size="18pt"/>
    </style:style>
    <style:style style:family="paragraph" style:name="P25">
      <style:paragraph-properties fo:text-align="center" fo:margin-left="0cm" fo:margin-right="0cm" fo:text-indent="0cm" fo:border="none"/>
      <style:text-properties/>
    </style:style>
    <style:style style:family="text" style:name="T60">
      <style:text-properties fo:font-family="Times" style:font-family-asian="Times" style:font-family-complex="Times" fo:font-size="18pt"/>
    </style:style>
    <style:style style:family="text" style:name="T61">
      <style:text-properties fo:font-family="Times" style:font-family-asian="Times" style:font-family-complex="Times" fo:font-size="18pt"/>
    </style:style>
    <style:style style:family="paragraph" style:name="P26">
      <style:paragraph-properties fo:text-align="center" fo:margin-left="0cm" fo:margin-right="0cm" fo:text-indent="0cm" fo:border="none"/>
      <style:text-properties/>
    </style:style>
    <style:style style:family="text" style:name="T62">
      <style:text-properties fo:font-family="Times" style:font-family-asian="Times" style:font-family-complex="Times" fo:font-size="18pt"/>
    </style:style>
    <style:style style:family="text" style:name="T63">
      <style:text-properties fo:font-family="Times" style:font-family-asian="Times" style:font-family-complex="Times" fo:font-size="18pt"/>
    </style:style>
    <style:style style:family="paragraph" style:name="P27">
      <style:paragraph-properties fo:text-align="center" fo:margin-left="0cm" fo:margin-right="0cm" fo:text-indent="0cm" fo:border="none"/>
      <style:text-properties/>
    </style:style>
    <style:style style:family="text" style:name="T64">
      <style:text-properties fo:font-family="Times" style:font-family-asian="Times" style:font-family-complex="Times" fo:font-size="18pt"/>
    </style:style>
    <style:style style:family="text" style:name="T65">
      <style:text-properties fo:font-family="Times" style:font-family-asian="Times" style:font-family-complex="Times" fo:font-size="18pt"/>
    </style:style>
    <style:style style:family="paragraph" style:name="P28">
      <style:paragraph-properties fo:text-align="center" fo:margin-left="0cm" fo:margin-right="0cm" fo:text-indent="0cm" fo:border="none"/>
      <style:text-properties/>
    </style:style>
    <style:style style:family="text" style:name="T66">
      <style:text-properties fo:font-size="18pt"/>
    </style:style>
    <style:style style:family="text" style:name="T67">
      <style:text-properties fo:font-size="18pt"/>
    </style:style>
    <style:style style:family="paragraph" style:name="P29">
      <style:paragraph-properties fo:text-align="center" fo:margin-left="0cm" fo:margin-right="0cm" fo:text-indent="0cm" fo:border="none"/>
      <style:text-properties/>
    </style:style>
    <style:style style:family="text" style:name="T68">
      <style:text-properties fo:font-size="18pt"/>
    </style:style>
    <style:style style:family="text" style:name="T69">
      <style:text-properties fo:font-size="18pt"/>
    </style:style>
    <style:style style:family="text" style:name="T70">
      <style:text-properties fo:font-size="18pt"/>
    </style:style>
    <style:style style:family="text" style:name="T71">
      <style:text-properties fo:font-size="14pt"/>
    </style:style>
    <style:style style:family="text" style:name="T72">
      <style:text-properties fo:font-size="14pt"/>
    </style:style>
    <style:style style:family="text" style:name="T73">
      <style:text-properties fo:font-size="18pt"/>
    </style:style>
    <style:style style:family="paragraph" style:name="P30">
      <style:paragraph-properties fo:text-align="center" fo:margin-left="0cm" fo:margin-right="0cm" fo:text-indent="0cm" fo:border="none"/>
      <style:text-properties/>
    </style:style>
    <style:style style:family="text" style:name="T74">
      <style:text-properties fo:font-size="18pt"/>
    </style:style>
    <style:style style:family="text" style:name="T75">
      <style:text-properties fo:font-size="18pt"/>
    </style:style>
    <style:style style:family="paragraph" style:name="P31">
      <style:paragraph-properties fo:text-align="left" fo:margin-left="0cm" fo:margin-right="0cm" fo:text-indent="0cm" fo:border="none"/>
      <style:text-properties/>
    </style:style>
    <style:style style:family="text" style:name="T76">
      <style:text-properties fo:font-size="18pt"/>
    </style:style>
    <style:style style:family="text" style:name="T77">
      <style:text-properties fo:font-size="18pt"/>
    </style:style>
    <style:style style:family="paragraph" style:name="P32">
      <style:paragraph-properties fo:text-align="center" fo:margin-left="0cm" fo:margin-right="0cm" fo:text-indent="0cm" fo:border="none"/>
      <style:text-properties/>
    </style:style>
    <style:style style:family="text" style:name="T78">
      <style:text-properties fo:font-size="18pt"/>
    </style:style>
    <style:style style:family="text" style:name="T79">
      <style:text-properties fo:font-size="18pt"/>
    </style:style>
    <style:style style:family="paragraph" style:name="P33">
      <style:paragraph-properties fo:text-align="center" fo:margin-left="0cm" fo:margin-right="0cm" fo:text-indent="0cm" fo:border="none"/>
      <style:text-properties/>
    </style:style>
    <style:style style:family="text" style:name="T80">
      <style:text-properties fo:font-size="18pt"/>
    </style:style>
    <style:style style:family="text" style:name="T81">
      <style:text-properties fo:font-size="18pt"/>
    </style:style>
    <style:style style:family="paragraph" style:name="P34">
      <style:paragraph-properties fo:text-align="left" fo:margin-left="2.5cm" fo:margin-right="0cm" fo:text-indent="0cm" fo:border="none"/>
      <style:text-properties/>
    </style:style>
    <style:style style:family="text" style:name="T82">
      <style:text-properties fo:font-size="14pt" fo:font-weight="bold"/>
    </style:style>
    <style:style style:family="text" style:name="T83">
      <style:text-properties fo:font-size="14pt"/>
    </style:style>
    <style:style style:family="text" style:name="T84">
      <style:text-properties fo:font-size="14pt"/>
    </style:style>
    <style:style style:family="text" style:name="T85">
      <style:text-properties fo:font-size="14pt"/>
    </style:style>
    <style:style style:family="text" style:name="T86">
      <style:text-properties fo:font-size="14pt"/>
    </style:style>
    <style:style style:family="text" style:name="T87">
      <style:text-properties fo:font-size="14pt"/>
    </style:style>
    <style:style style:family="text" style:name="T88">
      <style:text-properties fo:font-size="14pt"/>
    </style:style>
    <style:style style:family="text" style:name="T89">
      <style:text-properties fo:font-size="14pt"/>
    </style:style>
    <style:style style:family="paragraph" style:name="P35">
      <style:paragraph-properties fo:text-align="left" fo:margin-left="2.5cm" fo:margin-right="0cm" fo:text-indent="0cm" fo:border="none"/>
      <style:text-properties/>
    </style:style>
    <style:style style:family="text" style:name="T90">
      <style:text-properties fo:font-size="14pt" fo:font-weight="bold"/>
    </style:style>
    <style:style style:family="text" style:name="T91">
      <style:text-properties fo:font-size="14pt"/>
    </style:style>
    <style:style style:family="text" style:name="T92">
      <style:text-properties fo:font-size="14pt"/>
    </style:style>
    <style:style style:family="text" style:name="T93">
      <style:text-properties fo:font-size="14pt"/>
    </style:style>
    <style:style style:family="text" style:name="T94">
      <style:text-properties fo:font-size="14pt"/>
    </style:style>
    <style:style style:family="text" style:name="T95">
      <style:text-properties fo:font-size="14pt"/>
    </style:style>
    <style:style style:family="text" style:name="T96">
      <style:text-properties fo:font-size="14pt"/>
    </style:style>
    <style:style style:family="paragraph" style:name="P36">
      <style:paragraph-properties fo:text-align="left" fo:margin-left="2.5cm" fo:margin-right="0cm" fo:text-indent="0cm" fo:border="none"/>
      <style:text-properties/>
    </style:style>
    <style:style style:family="text" style:name="T97">
      <style:text-properties fo:font-size="14pt" fo:font-weight="bold"/>
    </style:style>
    <style:style style:family="text" style:name="T98">
      <style:text-properties fo:font-size="14pt" fo:font-weight="bold"/>
    </style:style>
    <style:style style:family="text" style:name="T99">
      <style:text-properties fo:font-size="14pt"/>
    </style:style>
    <style:style style:family="text" style:name="T100">
      <style:text-properties fo:font-size="14pt"/>
    </style:style>
    <style:style style:family="text" style:name="T101">
      <style:text-properties fo:font-size="14pt"/>
    </style:style>
    <style:style style:family="text" style:name="T102">
      <style:text-properties fo:font-size="14pt"/>
    </style:style>
    <style:style style:family="text" style:name="T103">
      <style:text-properties fo:font-size="14pt"/>
    </style:style>
    <style:style style:family="paragraph" style:name="P37">
      <style:paragraph-properties fo:text-align="left" fo:margin-left="2.5cm" fo:margin-right="0cm" fo:text-indent="0cm" fo:border="none"/>
      <style:text-properties/>
    </style:style>
    <style:style style:family="text" style:name="T104">
      <style:text-properties fo:font-size="14pt" fo:font-weight="bold"/>
    </style:style>
    <style:style style:family="text" style:name="T105">
      <style:text-properties fo:font-size="14pt"/>
    </style:style>
    <style:style style:family="text" style:name="T106">
      <style:text-properties fo:font-size="14pt"/>
    </style:style>
    <style:style style:family="paragraph" style:name="P38">
      <style:paragraph-properties fo:text-align="left" fo:margin-left="0cm" fo:margin-right="0cm" fo:text-indent="0cm" fo:border="none"/>
      <style:text-properties/>
    </style:style>
    <style:style style:family="text" style:name="T107">
      <style:text-properties fo:font-size="14pt"/>
    </style:style>
    <style:style style:family="text" style:name="T108">
      <style:text-properties fo:font-size="14pt"/>
    </style:style>
    <style:style style:family="paragraph" style:name="P39">
      <style:paragraph-properties fo:text-align="left" fo:margin-left="0cm" fo:margin-right="0cm" fo:text-indent="0cm" fo:border="none"/>
      <style:text-properties/>
    </style:style>
    <style:style style:family="text" style:name="T109">
      <style:text-properties fo:font-size="14pt"/>
    </style:style>
    <style:style style:family="text" style:name="T110">
      <style:text-properties fo:font-size="14pt"/>
    </style:style>
    <style:style style:family="paragraph" style:name="P40">
      <style:paragraph-properties fo:text-align="left" fo:margin-left="0cm" fo:margin-right="0cm" fo:text-indent="0cm" fo:border="none"/>
      <style:text-properties/>
    </style:style>
    <style:style style:family="text" style:name="T111">
      <style:text-properties fo:font-size="14pt"/>
    </style:style>
    <style:style style:family="text" style:name="T112">
      <style:text-properties fo:font-size="14pt"/>
    </style:style>
    <style:style style:family="paragraph" style:name="P41">
      <style:paragraph-properties fo:text-align="center" fo:margin-left="0cm" fo:margin-right="0cm" fo:text-indent="0cm" fo:border="none"/>
      <style:text-properties/>
    </style:style>
    <style:style style:family="text" style:name="T113">
      <style:text-properties fo:font-size="18pt"/>
    </style:style>
    <style:style style:family="text" style:name="T114">
      <style:text-properties fo:font-size="18pt"/>
    </style:style>
    <style:style style:family="paragraph" style:name="P42">
      <style:paragraph-properties fo:break-before="page"/>
      <style:text-properties/>
    </style:style>
    <style:style style:family="text" style:name="T115">
      <style:text-properties fo:font-family="Times" style:font-family-asian="Times" style:font-family-complex="Times" fo:font-size="12pt"/>
    </style:style>
    <style:style style:family="text" style:name="T116">
      <style:text-properties fo:font-family="Times" style:font-family-asian="Times" style:font-family-complex="Times" fo:font-size="12pt"/>
    </style:style>
    <style:style style:family="paragraph" style:name="P43">
      <style:paragraph-properties fo:margin-left="0cm" fo:margin-right="0cm" fo:text-indent="0cm" fo:border="none"/>
      <style:text-properties/>
    </style:style>
    <style:style style:family="text" style:name="T117">
      <style:text-properties/>
    </style:style>
    <style:style style:family="text" style:name="T118">
      <style:text-properties/>
    </style:style>
    <style:style style:family="paragraph" style:name="P44">
      <style:paragraph-properties/>
      <style:text-properties/>
    </style:style>
    <style:style style:family="paragraph" style:name="P45">
      <style:paragraph-properties/>
      <style:text-properties/>
    </style:style>
    <style:style style:family="paragraph" style:name="P46">
      <style:paragraph-properties/>
      <style:text-properties/>
    </style:style>
    <style:style style:family="paragraph" style:name="P47">
      <style:paragraph-properties/>
      <style:text-properties/>
    </style:style>
    <style:style style:family="paragraph" style:name="P48">
      <style:paragraph-properties/>
      <style:text-properties/>
    </style:style>
    <style:style style:family="paragraph" style:name="P49">
      <style:paragraph-properties/>
      <style:text-properties/>
    </style:style>
    <style:style style:family="paragraph" style:name="P50">
      <style:paragraph-properties/>
      <style:text-properties/>
    </style:style>
    <style:style style:family="paragraph" style:name="P51">
      <style:paragraph-properties/>
      <style:text-properties/>
    </style:style>
    <style:style style:family="paragraph" style:name="P52">
      <style:paragraph-properties/>
      <style:text-properties/>
    </style:style>
    <style:style style:family="paragraph" style:name="P53">
      <style:paragraph-properties/>
      <style:text-properties/>
    </style:style>
    <style:style style:family="paragraph" style:name="P54">
      <style:paragraph-properties/>
      <style:text-properties/>
    </style:style>
    <style:style style:family="paragraph" style:name="P55">
      <style:paragraph-properties/>
      <style:text-properties/>
    </style:style>
    <style:style style:family="paragraph" style:name="P56">
      <style:paragraph-properties/>
      <style:text-properties/>
    </style:style>
    <style:style style:family="paragraph" style:name="P57">
      <style:paragraph-properties/>
      <style:text-properties/>
    </style:style>
    <style:style style:family="paragraph" style:name="P58">
      <style:paragraph-properties/>
      <style:text-properties/>
    </style:style>
    <style:style style:family="paragraph" style:name="P59">
      <style:paragraph-properties/>
      <style:text-properties/>
    </style:style>
    <style:style style:family="paragraph" style:name="P60">
      <style:paragraph-properties/>
      <style:text-properties/>
    </style:style>
    <style:style style:family="paragraph" style:name="P61">
      <style:paragraph-properties/>
      <style:text-properties/>
    </style:style>
    <style:style style:family="paragraph" style:name="P62">
      <style:paragraph-properties/>
      <style:text-properties/>
    </style:style>
    <style:style style:family="paragraph" style:name="P63">
      <style:paragraph-properties/>
      <style:text-properties/>
    </style:style>
    <style:style style:family="paragraph" style:name="P64">
      <style:paragraph-properties/>
      <style:text-properties/>
    </style:style>
    <style:style style:family="paragraph" style:name="P65">
      <style:paragraph-properties/>
      <style:text-properties/>
    </style:style>
    <style:style style:parent-style-name="138" style:family="paragraph" style:name="P66">
      <style:paragraph-properties/>
      <style:text-properties fo:color="#0f4761" fo:font-family="Arial" style:font-family-asian="Arial" style:font-family-complex="Arial" fo:font-size="20pt"/>
    </style:style>
    <style:style style:family="paragraph" style:name="P67">
      <style:paragraph-properties/>
      <style:text-properties/>
    </style:style>
    <style:style style:family="text" style:name="T119">
      <style:text-properties/>
    </style:style>
    <style:style style:parent-style-name="138" style:family="paragraph" style:name="P68">
      <style:paragraph-properties/>
      <style:text-properties fo:color="#0f4761" fo:font-family="Arial" style:font-family-asian="Arial" style:font-family-complex="Arial" fo:font-size="20pt"/>
    </style:style>
    <style:style style:family="text" style:name="T120">
      <style:text-properties/>
    </style:style>
    <style:style style:family="text" style:name="T121">
      <style:text-properties/>
    </style:style>
    <style:style style:family="paragraph" style:name="P69">
      <style:paragraph-properties/>
      <style:text-properties/>
    </style:style>
    <style:style style:family="paragraph" style:name="P70">
      <style:paragraph-properties/>
      <style:text-properties/>
    </style:style>
    <style:style style:parent-style-name="138" style:family="paragraph" style:name="P71">
      <style:paragraph-properties/>
      <style:text-properties fo:color="#0f4761" fo:font-family="Arial" style:font-family-asian="Arial" style:font-family-complex="Arial" fo:font-size="20pt"/>
    </style:style>
    <style:style style:family="text" style:name="T122">
      <style:text-properties/>
    </style:style>
    <style:style style:family="text" style:name="T123">
      <style:text-properties/>
    </style:style>
    <style:style style:parent-style-name="139" style:list-style-name="WWNum3" style:family="paragraph" style:name="P72">
      <style:paragraph-properties/>
      <style:text-properties fo:color="#0f4761" fo:font-family="Arial" style:font-family-asian="Arial" style:font-family-complex="Arial" fo:font-size="16pt"/>
    </style:style>
    <style:style style:family="paragraph" style:name="P73">
      <style:paragraph-properties fo:border="none"/>
      <style:text-properties/>
    </style:style>
    <style:style style:parent-style-name="140" style:family="paragraph" style:name="P74">
      <style:paragraph-properties/>
      <style:text-properties fo:color="#0f4761" fo:font-family="Arial" style:font-family-asian="Arial" style:font-family-complex="Arial" fo:font-size="14pt"/>
    </style:style>
    <style:style style:family="paragraph" style:name="P75">
      <style:paragraph-properties fo:margin-left="0cm" fo:margin-right="0cm" fo:text-indent="0cm" fo:border="none"/>
      <style:text-properties/>
    </style:style>
    <style:style style:family="text" style:name="T124">
      <style:text-properties fo:color="#000000" fo:font-family="Times" style:font-family-asian="Times" style:font-family-complex="Times" fo:font-size="12pt"/>
    </style:style>
    <style:style style:parent-style-name="186" style:family="text" style:name="T125">
      <style:text-properties fo:color="#0000ee" fo:font-family="Times" style:font-family-asian="Times" style:font-family-complex="Times" fo:font-size="12pt" style:text-underline-type="single" style:text-underline-style="solid" style:text-underline-width="auto" style:text-underline-color="font-color"/>
    </style:style>
    <style:style style:family="text" style:name="T126">
      <style:text-properties fo:color="#000000" fo:font-family="Times" style:font-family-asian="Times" style:font-family-complex="Times" fo:font-size="12pt"/>
    </style:style>
    <style:style style:family="paragraph" style:name="P76">
      <style:paragraph-properties fo:margin-left="0cm" fo:margin-right="0cm" fo:text-indent="0cm" fo:border="none"/>
      <style:text-properties/>
    </style:style>
    <style:style style:family="text" style:name="T127">
      <style:text-properties fo:color="#000000" fo:font-family="Times" style:font-family-asian="Times" style:font-family-complex="Times" fo:font-size="12pt"/>
    </style:style>
    <style:style style:parent-style-name="140" style:family="paragraph" style:name="P77">
      <style:paragraph-properties/>
      <style:text-properties fo:color="#0f4761" fo:font-family="Arial" style:font-family-asian="Arial" style:font-family-complex="Arial" fo:font-size="14pt"/>
    </style:style>
    <style:style style:family="text" style:name="T128">
      <style:text-properties fo:color="#000000" fo:font-family="Times" style:font-family-asian="Times" style:font-family-complex="Times" fo:font-size="12pt" fo:font-weight="bold"/>
    </style:style>
    <style:style style:family="paragraph" style:name="P78">
      <style:paragraph-properties fo:margin-left="0cm" fo:margin-right="0cm" fo:text-indent="0cm" fo:border="none"/>
      <style:text-properties/>
    </style:style>
    <style:style style:family="text" style:name="T129">
      <style:text-properties fo:color="#000000" fo:font-family="Times" style:font-family-asian="Times" style:font-family-complex="Times" fo:font-size="12pt"/>
    </style:style>
    <style:style style:family="text" style:name="T130">
      <style:text-properties fo:color="#000000" fo:font-family="Times" style:font-family-asian="Times" style:font-family-complex="Times" fo:font-size="12pt" fo:font-weight="bold"/>
    </style:style>
    <style:style style:family="text" style:name="T131">
      <style:text-properties fo:color="#000000" fo:font-family="Times" style:font-family-asian="Times" style:font-family-complex="Times" fo:font-size="12pt"/>
    </style:style>
    <style:style style:family="paragraph" style:name="P79">
      <style:paragraph-properties fo:margin-left="0cm" fo:margin-right="0cm" fo:text-indent="0cm" fo:border="none"/>
      <style:text-properties/>
    </style:style>
    <style:style style:family="text" style:name="T132">
      <style:text-properties fo:color="#000000" fo:font-family="Times" style:font-family-asian="Times" style:font-family-complex="Times" fo:font-size="12pt"/>
    </style:style>
    <style:style style:family="text" style:name="T133">
      <style:text-properties fo:color="#000000" fo:font-family="Times" style:font-family-asian="Times" style:font-family-complex="Times" fo:font-size="12pt" fo:font-weight="bold"/>
    </style:style>
    <style:style style:family="text" style:name="T134">
      <style:text-properties fo:color="#000000" fo:font-family="Times" style:font-family-asian="Times" style:font-family-complex="Times" fo:font-size="12pt"/>
    </style:style>
    <style:style style:parent-style-name="140" style:family="paragraph" style:name="P80">
      <style:paragraph-properties/>
      <style:text-properties fo:color="#0f4761" fo:font-family="Arial" style:font-family-asian="Arial" style:font-family-complex="Arial" fo:font-size="14pt"/>
    </style:style>
    <style:style style:family="text" style:name="T135">
      <style:text-properties fo:color="#000000" fo:font-family="Times" style:font-family-asian="Times" style:font-family-complex="Times" fo:font-size="12pt" fo:font-weight="bold"/>
    </style:style>
    <style:style style:family="paragraph" style:name="P81">
      <style:paragraph-properties fo:margin-left="0cm" fo:margin-right="0cm" fo:text-indent="0cm" fo:border="none"/>
      <style:text-properties/>
    </style:style>
    <style:style style:family="text" style:name="T136">
      <style:text-properties fo:color="#000000" fo:font-family="Times" style:font-family-asian="Times" style:font-family-complex="Times" fo:font-size="12pt"/>
    </style:style>
    <style:style style:family="text" style:name="T137">
      <style:text-properties fo:color="#000000" fo:font-family="Times" style:font-family-asian="Times" style:font-family-complex="Times" fo:font-size="12pt"/>
    </style:style>
    <style:style style:parent-style-name="140" style:family="paragraph" style:name="P82">
      <style:paragraph-properties/>
      <style:text-properties fo:color="#0f4761" fo:font-family="Arial" style:font-family-asian="Arial" style:font-family-complex="Arial" fo:font-size="14pt"/>
    </style:style>
    <style:style style:family="text" style:name="T138">
      <style:text-properties fo:color="#000000" fo:font-family="Times" style:font-family-asian="Times" style:font-family-complex="Times" fo:font-size="12pt" fo:font-weight="bold"/>
    </style:style>
    <style:style style:family="paragraph" style:name="P83">
      <style:paragraph-properties fo:margin-left="0cm" fo:margin-right="0cm" fo:text-indent="0cm" fo:border="none"/>
      <style:text-properties/>
    </style:style>
    <style:style style:family="text" style:name="T139">
      <style:text-properties fo:color="#000000" fo:font-family="Times" style:font-family-asian="Times" style:font-family-complex="Times" fo:font-size="12pt"/>
    </style:style>
    <style:style style:family="text" style:name="T140">
      <style:text-properties fo:color="#000000" fo:font-family="Courier New" style:font-family-asian="Courier New" style:font-family-complex="Courier New" fo:font-size="10pt" fo:font-weight="bold"/>
    </style:style>
    <style:style style:family="text" style:name="T141">
      <style:text-properties fo:color="#000000" fo:font-family="Times" style:font-family-asian="Times" style:font-family-complex="Times" fo:font-size="12pt"/>
    </style:style>
    <style:style style:parent-style-name="140" style:family="paragraph" style:name="P84">
      <style:paragraph-properties/>
      <style:text-properties fo:color="#0f4761" fo:font-family="Arial" style:font-family-asian="Arial" style:font-family-complex="Arial" fo:font-size="14pt"/>
    </style:style>
    <style:style style:family="text" style:name="T142">
      <style:text-properties fo:color="#000000" fo:font-family="Times" style:font-family-asian="Times" style:font-family-complex="Times" fo:font-size="12pt" fo:font-weight="bold"/>
    </style:style>
    <style:style style:family="paragraph" style:name="P85">
      <style:paragraph-properties fo:margin-left="0cm" fo:margin-right="0cm" fo:text-indent="0cm" fo:border="none"/>
      <style:text-properties/>
    </style:style>
    <style:style style:family="text" style:name="T143">
      <style:text-properties fo:color="#000000" fo:font-family="Times" style:font-family-asian="Times" style:font-family-complex="Times" fo:font-size="12pt"/>
    </style:style>
    <style:style style:family="text" style:name="T144">
      <style:text-properties fo:color="#000000" fo:font-family="Times" style:font-family-asian="Times" style:font-family-complex="Times" fo:font-size="12pt"/>
    </style:style>
    <style:style style:parent-style-name="140" style:family="paragraph" style:name="P86">
      <style:paragraph-properties/>
      <style:text-properties fo:color="#0f4761" fo:font-family="Arial" style:font-family-asian="Arial" style:font-family-complex="Arial" fo:font-size="14pt"/>
    </style:style>
    <style:style style:family="text" style:name="T145">
      <style:text-properties fo:color="#000000" fo:font-family="Times" style:font-family-asian="Times" style:font-family-complex="Times" fo:font-size="12pt" fo:font-weight="bold"/>
    </style:style>
    <style:style style:family="paragraph" style:name="P87">
      <style:paragraph-properties fo:margin-left="0cm" fo:margin-right="0cm" fo:text-indent="0cm" fo:border="none"/>
      <style:text-properties/>
    </style:style>
    <style:style style:family="text" style:name="T146">
      <style:text-properties fo:color="#000000" fo:font-family="Times" style:font-family-asian="Times" style:font-family-complex="Times" fo:font-size="12pt"/>
    </style:style>
    <style:style style:family="paragraph" style:name="P88">
      <style:paragraph-properties fo:margin-left="0cm" fo:margin-right="0cm" fo:text-indent="0cm" fo:border="none"/>
      <style:text-properties/>
    </style:style>
    <style:style style:family="text" style:name="T147">
      <style:text-properties fo:color="#000000" fo:font-family="Courier New" style:font-family-asian="Courier New" style:font-family-complex="Courier New" fo:font-size="10pt"/>
    </style:style>
    <style:style style:family="paragraph" style:name="P89">
      <style:paragraph-properties fo:margin-left="0cm" fo:margin-right="0cm" fo:text-indent="0cm" fo:border="none"/>
      <style:text-properties/>
    </style:style>
    <style:style style:family="text" style:name="T148">
      <style:text-properties fo:color="#000000" fo:font-family="Arial" style:font-family-asian="Arial" style:font-family-complex="Arial" fo:font-size="10pt"/>
    </style:style>
    <style:style style:family="paragraph" style:name="P90">
      <style:paragraph-properties fo:margin-left="0cm" fo:margin-right="0cm" fo:text-indent="0cm" fo:border="none"/>
      <style:text-properties/>
    </style:style>
    <style:style style:family="text" style:name="T149">
      <style:text-properties fo:color="#000000" fo:font-family="Courier New" style:font-family-asian="Courier New" style:font-family-complex="Courier New" fo:font-size="10pt"/>
    </style:style>
    <style:style style:family="paragraph" style:name="P91">
      <style:paragraph-properties fo:margin-left="0cm" fo:margin-right="0cm" fo:text-indent="0cm" fo:border="none"/>
      <style:text-properties/>
    </style:style>
    <style:style style:family="text" style:name="T150">
      <style:text-properties fo:color="#000000" fo:font-family="Times" style:font-family-asian="Times" style:font-family-complex="Times" fo:font-size="12pt"/>
    </style:style>
    <style:style style:family="paragraph" style:name="P92">
      <style:paragraph-properties/>
      <style:text-properties/>
    </style:style>
    <style:style style:parent-style-name="139" style:list-style-name="WWNum3" style:family="paragraph" style:name="P93">
      <style:paragraph-properties/>
      <style:text-properties fo:color="#0f4761" fo:font-family="Arial" style:font-family-asian="Arial" style:font-family-complex="Arial" fo:font-size="16pt"/>
    </style:style>
    <style:style style:parent-style-name="139" style:list-style-name="WWNum3" style:family="paragraph" style:name="P94">
      <style:paragraph-properties/>
      <style:text-properties fo:color="#0f4761" fo:font-family="Arial" style:font-family-asian="Arial" style:font-family-complex="Arial" fo:font-size="16pt"/>
    </style:style>
    <style:style style:family="text" style:name="T151">
      <style:text-properties/>
    </style:style>
    <style:style style:family="text" style:name="T152">
      <style:text-properties/>
    </style:style>
    <style:style style:family="text" style:name="T153">
      <style:text-properties/>
    </style:style>
    <style:style style:parent-style-name="139" style:list-style-name="WWNum3" style:family="paragraph" style:name="P95">
      <style:paragraph-properties/>
      <style:text-properties fo:color="#0f4761" fo:font-family="Arial" style:font-family-asian="Arial" style:font-family-complex="Arial" fo:font-size="16pt"/>
    </style:style>
    <style:style style:family="text" style:name="T154">
      <style:text-properties/>
    </style:style>
    <style:style style:family="text" style:name="T155">
      <style:text-properties/>
    </style:style>
    <style:style style:family="paragraph" style:name="P96">
      <style:paragraph-properties/>
      <style:text-properties/>
    </style:style>
    <style:style style:family="paragraph" style:name="P97">
      <style:paragraph-properties/>
      <style:text-properties/>
    </style:style>
  </office:automatic-styles>
  <office:body>
    <office:text text:use-soft-page-breaks="true">
      <text:p text:style-name="P24"><text:span text:style-name="T58">Bootcamp Devops Engineer</text:span><text:span text:style-name="T59"/></text:p>
      <text:p text:style-name="P25"><text:span text:style-name="T60"/><text:span text:style-name="T61"/></text:p>
      <text:p text:style-name="P26"><text:span text:style-name="T62"/><text:span text:style-name="T63"/></text:p>
      <text:p text:style-name="P27"><text:span text:style-name="T64"/><text:span text:style-name="T65"/></text:p>
      <text:p text:style-name="P28"><text:span text:style-name="T66"/><text:span text:style-name="T67"/></text:p>
      <text:p text:style-name="P29"><text:span text:style-name="T68">Desaf</text:span><text:span text:style-name="T69">ío 2</text:span><text:span text:style-name="T70"/><text:span text:style-name="T71"/><text:span text:style-name="T72"/><text:span text:style-name="T73"/></text:p>
      <text:p text:style-name="P30"><text:span text:style-name="T74"/><text:span text:style-name="T75"/></text:p>
      <text:p text:style-name="P31"><text:span text:style-name="T76"/><text:span text:style-name="T77"/></text:p>
      <text:p text:style-name="P32"><text:span text:style-name="T78"/><text:span text:style-name="T79"/></text:p>
      <text:p text:style-name="P33"><text:span text:style-name="T80"/><text:span text:style-name="T81"/></text:p>
      <text:p text:style-name="P34"><text:span text:style-name="T82">Profesor</text:span><text:span text:style-name="T83">: Mat</text:span><text:span text:style-name="T84">ías Anoniz</text:span><text:span text:style-name="T85"/><text:span text:style-name="T86"/><text:span text:style-name="T87"/><text:span text:style-name="T88"/><text:span text:style-name="T89"/></text:p>
      <text:p text:style-name="P35"><text:span text:style-name="T90">Alumno</text:span><text:span text:style-name="T91">: Ing. Nelson Gonz</text:span><text:span text:style-name="T92">ález Escalante</text:span><text:span text:style-name="T93"/><text:span text:style-name="T94"/><text:span text:style-name="T95"/><text:span text:style-name="T96"/></text:p>
      <text:p text:style-name="P36"><text:span text:style-name="T97">M</text:span><text:span text:style-name="T98">ódulo</text:span><text:span text:style-name="T99">: Cloud Spetialist</text:span><text:span text:style-name="T100"/><text:span text:style-name="T101"/><text:span text:style-name="T102"/><text:span text:style-name="T103"/></text:p>
      <text:p text:style-name="P37"><text:span text:style-name="T104">Entrega</text:span><text:span text:style-name="T105">: 28 de agosto de 2024</text:span><text:span text:style-name="T106"/></text:p>
      <text:p text:style-name="P38"><text:span text:style-name="T107"/><text:span text:style-name="T108"/></text:p>
      <text:p text:style-name="P39"><text:span text:style-name="T109"/><text:span text:style-name="T110"/></text:p>
      <text:p text:style-name="P40"><text:span text:style-name="T111"/><text:span text:style-name="T112"/></text:p>
      <text:p text:style-name="P41"><text:span text:style-name="T113">Agosto 2024</text:span><text:span text:style-name="T114"/></text:p>
      <text:p text:style-name="P42"><text:span text:style-name="T115"><text:soft-page-break/></text:span><text:span text:style-name="T116"/></text:p>
      <text:p text:style-name="P43"><text:span text:style-name="T117"/><text:span text:style-name="T118"/></text:p>
      <text:p text:style-name="P44"><text:span/><text:span/></text:p>
      <text:p text:style-name="P45"><text:span/><text:span/></text:p>
      <text:p text:style-name="P46"><text:span/><text:span/></text:p>
      <text:p text:style-name="P47"><text:span/><text:span/></text:p>
      <text:p text:style-name="P48"><text:span/><text:span/></text:p>
      <text:p text:style-name="P49"><text:span/><text:span/></text:p>
      <text:p text:style-name="P50"><text:span/><text:span/></text:p>
      <text:p text:style-name="P51"><text:span/><text:span/></text:p>
      <text:p text:style-name="P52"><text:span/><text:span/></text:p>
      <text:p text:style-name="P53"><text:span/><text:span/></text:p>
      <text:p text:style-name="P54"><text:span/><text:span/></text:p>
      <text:p text:style-name="P55"><text:span/><text:span/></text:p>
      <text:p text:style-name="P56"><text:span/><text:span/></text:p>
      <text:p text:style-name="P57"><text:span/><text:span/></text:p>
      <text:p text:style-name="P58"><text:span/><text:span/></text:p>
      <text:p text:style-name="P59"><text:span/><text:span/></text:p>
      <text:p text:style-name="P60"><text:span/><text:span/></text:p>
      <text:p text:style-name="P61"><text:span/><text:span/></text:p>
      <text:p text:style-name="P62"><text:span/><text:span/></text:p>
      <text:p text:style-name="P63"><text:span/><text:span/></text:p>
      <text:p text:style-name="P64"><text:span/><text:span/></text:p>
      <text:p text:style-name="P65"><text:span/><text:span/></text:p>
      <text:p text:style-name="P66"><text:span/><text:bookmark-start text:name="_Toc1"/><text:span>Objetivo</text:span><text:span/><text:bookmark-end text:name="_Toc1"/><text:span/><text:span/></text:p>
      <text:p text:style-name="P67"><text:span/><text:span>Este trabajo tiene como propósito aprender a configurar un webhook en un repositorio de Github, lo cual permitirá automatizar ciertos procesos. Además, se busca crear un pipeline básico en Jenkins que pueda compilar y ejecutar pruebas en un proyecto desarro</text:span><text:span>llado con Node.js. El objetivo es familiarizarnos con herramientas de integración continua (CI/CD) y entender cómo estas pueden mejorar la eficiencia en el desarrollo de software, especialmente en proyectos de aplicaciones web.</text:span><text:span/><text:span/><text:span/><text:span/><text:span text:style-name="T119"/></text:p>
      <text:p text:style-name="P68"><text:span/><text:bookmark-start text:name="_Toc2"/><text:span text:style-name="T120">Escenario</text:span><text:span/><text:bookmark-end text:name="_Toc2"/><text:span/><text:span text:style-name="T121"/></text:p>
      <text:p text:style-name="P69"><text:span>En este proyecto, se nos ha asignado la tarea de llevar a cabo una prueba de concepto para implementar un sistema de integración y entrega continua (CI/CD) utilizando Node.js. La organización necesita comprender cómo se lleva a cabo el proceso de construcci</text:span><text:span>ón (build) para una API desarrollada en Node.js. Para ello, nos proporcionaron una aplicación de ejemplo construida con esta tecnología, la cual incluye pruebas automatizadas utilizando Jest, una herramienta nativa del framework.</text:span><text:span/><text:span/><text:span/><text:span/></text:p>
      <text:p text:style-name="P70"><text:span>Además, se nos ha solicitado configurar un webhook en el repositorio de Github, que permita desencadenar automáticamente un build cada vez que se realice un push o un pull request. Esta automatización es esencial para optimizar la ejecución de los trabajos </text:span><text:span>dentro del pipeline CI/CD, garantizando así un flujo de trabajo más eficiente y confiable.</text:span><text:span/><text:span/><text:span/></text:p>
      <text:p text:style-name="P71"><text:span/><text:bookmark-start text:name="_Toc3"/><text:span text:style-name="T122">Requisitos</text:span><text:span/><text:bookmark-end text:name="_Toc3"/><text:span/><text:span text:style-name="T123"/></text:p>
      <text:list text:style-name="WWNum3" text:continue-numbering="true">
        <text:list-item>
          <text:p text:style-name="P72"><text:span/><text:bookmark-start text:name="_Toc4"/><text:span>Creaci</text:span><text:span>ón de un fork</text:span><text:span/><text:bookmark-end text:name="_Toc4"/><text:span/><text:span/></text:p>
        </text:list-item>
      </text:list>
      <text:p text:style-name="P73"><text:span>Realizar un fork de un repositorio en GitHub es una tarea fundamental cuando se quiere trabajar con el código de otro desarrollador sin afectar el repositorio original. A continuación, detallo paso a paso cómo realicé el fork del repositorio </text:span><text:span>"nodejs-helloworld-api"</text:span><text:span> alojado en GitHub.</text:span><text:span/></text:p>
      <text:p text:style-name="P74"><text:span/><text:bookmark-start text:name="_Toc5"/><text:span>1. Acceso al Repositorio Original</text:span><text:span/><text:bookmark-end text:name="_Toc5"/><text:span/><text:span/></text:p>
      <text:p text:style-name="P75"><text:span text:style-name="T124">Primero, accedí al repositorio original utilizando el enlace proporcionado: </text:span><text:a xlink:href="https://github.com/yosoyfunes/nodejs-helloworld-api" xlink:type="simple"><text:span text:style-name="T125">https://github.com/yosoyfunes/nodejs-helloworld-api</text:span></text:a><text:span text:style-name="T126">.</text:span><text:span/></text:p>
      <text:p text:style-name="P76"><text:span text:style-name="T127">Esto me llevó a la página principal del repositorio en GitHub, donde pude ver el código fuente del proyecto, los archivos, las ramas, los issues, los pull requests, y la documentación asociada.</text:span><text:span/></text:p>
      <text:p text:style-name="P77"><text:span/><text:bookmark-start text:name="_Toc6"/><text:span text:style-name="T128">2. Realizar el Fork</text:span><text:span/><text:bookmark-end text:name="_Toc6"/><text:span/><text:span/></text:p>
      <text:p text:style-name="P78"><text:span text:style-name="T129">Una vez en la página del repositorio, observé en la esquina superior derecha de la interfaz de GitHub un botón que dice </text:span><text:span text:style-name="T130">"Fork"</text:span><text:span text:style-name="T131">. Este botón se encuentra junto a los botones de "Star" y "Watch".</text:span><text:span/></text:p>
      <text:p text:style-name="P79"><text:span text:style-name="T132">Hice clic en </text:span><text:span text:style-name="T133">"Fork"</text:span><text:span text:style-name="T134">, lo que inició el proceso de duplicación del repositorio en mi cuenta personal de GitHub. Durante este proceso, GitHub clona todo el contenido del repositorio original, incluyendo todos los archivos, commits, ramas, y la historia del proyecto.</text:span><text:span/></text:p>
      <text:p text:style-name="P80"><text:span/><text:bookmark-start text:name="_Toc7"/><text:span text:style-name="T135">3. Selección de la Cuenta de GitHub</text:span><text:span/><text:bookmark-end text:name="_Toc7"/><text:span/><text:span/></text:p>
      <text:p text:style-name="P81"><text:span text:style-name="T136">Después de hacer clic en "Fork", GitHub me pidió seleccionar la cuenta de usuario o la organización donde quería alojar la copia del repositorio. En mi caso, seleccioné mi cuenta personal, ya que el objetivo era tener una copia en mi propio espacio de trab</text:span><text:span text:style-name="T137">ajo.</text:span><text:span/></text:p>
      <text:p text:style-name="P82"><text:span/><text:bookmark-start text:name="_Toc8"/><text:span text:style-name="T138">4. Espera y Confirmación</text:span><text:span/><text:bookmark-end text:name="_Toc8"/><text:span/><text:span/></text:p>
      <text:p text:style-name="P83"><text:span text:style-name="T139">El proceso de fork tomó unos segundos. Una vez completado, fui redirigido automáticamente a la página del nuevo repositorio en mi cuenta de GitHub. Este nuevo repositorio tiene el mismo nombre que el original, pero ahora está bajo mi usuario, por ejemplo, </text:span><text:span text:style-name="T140">miusuario/nodejs-helloworld-api</text:span><text:span text:style-name="T141">.</text:span><text:span/></text:p>
      <text:p text:style-name="P84"><text:span/><text:bookmark-start text:name="_Toc9"/><text:span text:style-name="T142">5. Verificación del Fork</text:span><text:span/><text:bookmark-end text:name="_Toc9"/><text:span/><text:span/></text:p>
      <text:p text:style-name="P85"><text:span text:style-name="T143">Para asegurarme de que el fork se realizó correctamente, verifiqué que todos los archivos y la historia del commit estuvieran presentes en mi nuevo repositorio. Además, en la parte superior de la página del repositorio, GitHub muestra un enlace que dice "f</text:span><text:span text:style-name="T144">orked from yosoyfunes/nodejs-helloworld-api", lo que indica claramente que este repositorio es un fork de otro.</text:span><text:span/></text:p>
      <text:p text:style-name="P86"><text:span/><text:bookmark-start text:name="_Toc10"/><text:span text:style-name="T145">6. Clonación Local (Opcional)</text:span><text:span/><text:bookmark-end text:name="_Toc10"/><text:span/><text:span/></text:p>
      <text:p text:style-name="P87"><text:span text:style-name="T146">Aunque no es un paso necesario para realizar el fork, decidí clonar el repositorio en mi máquina local para poder trabajar con el código de manera más cómoda. Para hacer esto, ejecuté el siguiente comando en mi terminal:</text:span><text:span/></text:p>
      <text:p text:style-name="P88"><text:span text:style-name="T147">bash</text:span><text:span/></text:p>
      <text:p text:style-name="P89"><text:span text:style-name="T148">Copy code</text:span><text:span/></text:p>
      <text:p text:style-name="P90"><text:span text:style-name="T149">git clone https://github.com/miusuario/nodejs-helloworld-api.git </text:span><text:span/></text:p>
      <text:p text:style-name="P91"><text:span text:style-name="T150">Este comando descargó una copia local del repositorio forked, permitiéndome realizar modificaciones, probar la aplicación y subir cambios a mi repositorio en GitHub.</text:span><text:span/></text:p>
      <text:p text:style-name="P92"><text:span/><text:span/></text:p>
      <text:list text:style-name="WWNum3" text:continue-numbering="true">
        <text:list-item>
          <text:p text:style-name="P93"><text:span/><text:bookmark-start text:name="_Toc11"/><text:span>Configuraci</text:span><text:span>ón de github</text:span><text:span/><text:bookmark-end text:name="_Toc11"/><text:span/><text:span/></text:p>
        </text:list-item>
        <text:list-item>
          <text:p text:style-name="P94"><text:span/><text:bookmark-start text:name="_Toc12"/><text:span text:style-name="T151">Exposici</text:span><text:span text:style-name="T152">ón con ngrok</text:span><text:span/><text:bookmark-end text:name="_Toc12"/><text:span/><text:span text:style-name="T153"/></text:p>
        </text:list-item>
        <text:list-item>
          <text:p text:style-name="P95"><text:span/><text:bookmark-start text:name="_Toc13"/><text:span text:style-name="T154">Pipeline de jenkins</text:span><text:span/><text:bookmark-end text:name="_Toc13"/><text:span/><text:span text:style-name="T155"/></text:p>
        </text:list-item>
      </text:list>
      <text:p text:style-name="P96"><text:span/><text:span/></text:p>
      <text:p text:style-name="P9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pt" fo:margin-top="0pt" fo:margin-bottom="10pt"/>
      <style:text-properties fo:font-family="Arial" style:font-family-asian="Arial" style:font-family-complex="Arial" fo:font-size="11pt" fo:language="en" fo:country="US"/>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29" style:display-name="Heading 1" style:family="paragraph" style:name="138">
      <style:paragraph-properties fo:margin-top="18pt" fo:margin-bottom="4pt"/>
      <style:text-properties fo:color="#0f4761" fo:font-family="Arial" style:font-family-asian="Arial" style:font-family-complex="Arial" fo:font-size="20pt"/>
    </style:style>
    <style:style style:parent-style-name="629"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629"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629"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629" style:display-name="Heading 5" style:family="paragraph" style:name="142">
      <style:paragraph-properties fo:margin-top="4pt" fo:margin-bottom="2pt"/>
      <style:text-properties fo:color="#0f4761" fo:font-family="Arial" style:font-family-asian="Arial" style:font-family-complex="Arial"/>
    </style:style>
    <style:style style:parent-style-name="629"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629" style:display-name="Heading 7" style:family="paragraph" style:name="144">
      <style:paragraph-properties fo:margin-top="2pt" fo:margin-bottom="0pt"/>
      <style:text-properties fo:color="#595959" fo:font-family="Arial" style:font-family-asian="Arial" style:font-family-complex="Arial"/>
    </style:style>
    <style:style style:parent-style-name="629" style:display-name="Heading 8" style:family="paragraph" style:name="145">
      <style:paragraph-properties fo:margin-bottom="0pt"/>
      <style:text-properties fo:color="#272727" fo:font-family="Arial" style:font-family-asian="Arial" style:font-family-complex="Arial" fo:font-style="italic"/>
    </style:style>
    <style:style style:parent-style-name="629"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fo:line-height="115%" fo:margin-top="0pt" fo:margin-bottom="10pt"/>
      <style:text-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629"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629"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629"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47" style:display-name="Intense Emphasis" style:family="text" style:name="165">
      <style:paragraph-properties/>
      <style:text-properties fo:color="#0f4761" fo:font-style="italic"/>
    </style:style>
    <style:style style:parent-style-name="629"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629" style:display-name="Header" style:family="paragraph" style:name="175">
      <style:paragraph-properties fo:line-height="100%" fo:margin-bottom="0pt">
        <style:tab-stops>
          <style:tab-stop style:position="8.545cm" style:type="center"/>
          <style:tab-stop style:position="17.09cm" style:type="right"/>
        </style:tab-stops>
      </style:paragraph-properties>
    </style:style>
    <style:style style:parent-style-name="147" style:display-name="Header Char" style:family="text" style:name="176">
      <style:paragraph-properties/>
    </style:style>
    <style:style style:parent-style-name="629" style:display-name="Footer" style:family="paragraph" style:name="177">
      <style:paragraph-properties fo:line-height="100%" fo:margin-bottom="0pt">
        <style:tab-stops>
          <style:tab-stop style:position="8.545cm" style:type="center"/>
          <style:tab-stop style:position="17.09cm" style:type="right"/>
        </style:tab-stops>
      </style:paragraph-properties>
    </style:style>
    <style:style style:parent-style-name="147" style:display-name="Footer Char" style:family="text" style:name="178">
      <style:paragraph-properties/>
    </style:style>
    <style:style style:parent-style-name="629" style:display-name="Caption" style:family="paragraph" style:name="179">
      <style:paragraph-properties fo:line-height="100%" fo:margin-bottom="10pt"/>
      <style:text-properties fo:color="#0e2841" fo:font-size="9pt" fo:font-style="italic"/>
    </style:style>
    <style:style style:parent-style-name="629"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629"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display-name="TOC Heading" style:family="paragraph" style:name="197">
      <style:paragraph-properties/>
    </style:style>
    <style:style style:parent-style-name="629" style:display-name="table of figures" style:family="paragraph" style:name="198">
      <style:paragraph-properties fo:margin-bottom="0pt"/>
    </style:style>
    <style:style style:class="default" style:display-name="Normal" style:family="paragraph" style:name="629">
      <style:paragraph-properties fo:line-height="115%" fo:margin-top="0pt" fo:margin-bottom="10pt"/>
      <style:text-properties/>
    </style:style>
    <style:style style:parent-style-name="629" style:display-name="No Spacing" style:family="paragraph" style:name="632">
      <style:paragraph-properties fo:line-height="100%" fo:margin-bottom="0pt"/>
    </style:style>
    <style:style style:parent-style-name="629" style:display-name="List Paragraph" style:family="paragraph" style:name="633">
      <style:paragraph-properties fo:margin-left="1.27cm" style:contextual-spacing="true"/>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office:styles>
  <office:automatic-styles>
    <style:page-layout style:name="Mpm1">
      <style:page-layout-properties fo:page-width="21.59cm" fo:page-height="27.94cm" style:print-orientation="portrait" fo:margin-top="2.54cm" fo:margin-bottom="1.251cm" fo:margin-left="2.54cm" fo:margin-right="2.54cm"/>
    </style:page-layout>
    <style:page-layout style:name="Mpm2">
      <style:page-layout-properties fo:page-width="21.59cm" fo:page-height="27.94cm" style:print-orientation="portrait" fo:margin-top="2.54cm" fo:margin-bottom="1.251cm" fo:margin-left="2.54cm" fo:margin-right="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1.1.27</meta:generator>
    <dc:creator/>
  </office:meta>
</office:document-meta>
</file>